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master-page-name="HTML">
      <style:paragraph-properties fo:margin-top="0cm" fo:margin-bottom="0cm" loext:contextual-spacing="false" fo:text-align="justify" style:justify-single-word="false" style:page-number="auto"/>
      <style:text-properties style:font-name="Times New Roman" fo:font-size="12pt" officeooo:paragraph-rsid="001b68a2" style:font-size-asian="12pt" style:font-size-complex="12pt"/>
    </style:style>
    <style:style style:name="P5"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7">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paragraph-properties fo:margin-top="0cm" fo:margin-bottom="0cm" loext:contextual-spacing="false" fo:text-align="justify" style:justify-single-word="false"/>
      <style:text-properties style:font-name="Times New Roman" fo:font-size="12pt" officeooo:paragraph-rsid="001c360d" style:font-size-asian="12pt" style:font-size-complex="12pt"/>
    </style:style>
    <style:style style:name="P9" style:family="paragraph" style:parent-style-name="Text_20_body">
      <style:paragraph-properties fo:margin-top="0cm" fo:margin-bottom="0cm" loext:contextual-spacing="false"/>
      <style:text-properties style:font-name="Times New Roman" fo:font-size="12pt" fo:font-weight="bold" officeooo:rsid="001fb424" officeooo:paragraph-rsid="001fb424" style:font-size-asian="12pt" style:font-weight-asian="bold" style:font-size-complex="12pt" style:font-weight-complex="bold"/>
    </style:style>
    <style:style style:name="P10" style:family="paragraph" style:parent-style-name="Text_20_body" style:list-style-name="L8">
      <style:paragraph-properties fo:margin-top="0cm" fo:margin-bottom="0cm" loext:contextual-spacing="false"/>
      <style:text-properties style:font-name="Times New Roman" fo:font-size="12pt" fo:font-weight="bold" officeooo:rsid="001fb424" officeooo:paragraph-rsid="001fb424" style:font-size-asian="12pt" style:font-weight-asian="bold" style:font-size-complex="12pt" style:font-weight-complex="bold"/>
    </style:style>
    <style:style style:name="P11" style:family="paragraph" style:parent-style-name="Text_20_body" style:list-style-name="L7">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b68a2" style:font-weight-asian="normal" style:font-weight-complex="normal"/>
    </style:style>
    <style:style style:name="T4" style:family="text">
      <style:text-properties fo:font-weight="normal" officeooo:rsid="001c360d" style:font-weight-asian="normal" style:font-weight-complex="normal"/>
    </style:style>
    <style:style style:name="T5" style:family="text">
      <style:text-properties officeooo:rsid="001b68a2"/>
    </style:style>
    <style:style style:name="T6" style:family="text">
      <style:text-properties officeooo:rsid="001ca45e"/>
    </style:style>
    <style:style style:name="T7" style:family="text">
      <style:text-properties officeooo:rsid="001dcafd"/>
    </style:style>
    <style:style style:name="T8" style:family="text">
      <style:text-properties officeooo:rsid="00226363"/>
    </style:style>
    <style:style style:name="T9" style:family="text">
      <style:text-properties officeooo:rsid="0022f841"/>
    </style:style>
    <style:style style:name="T10" style:family="text">
      <style:text-properties officeooo:rsid="00243688"/>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text:span text:style-name="T1">Name</text:span><text:bookmark text:name="vyiu0"/><text:span text:style-name="T1"><text:line-break/></text:span><text:bookmark text:name="vyiu1"/><text:span text:style-name="T3">Dararos</text:span><text:line-break/><text:bookmark text:name="vyiu2"/><text:line-break/><text:bookmark text:name="vyiu3"/><text:span text:style-name="T1">Beschreibung</text:span><text:bookmark text:name="vyiu4"/><text:line-break/><text:bookmark text:name="vyiu6"/><text:span text:style-name="T3">Dararos ist der König der Hochelfen. Er herrscht über das Königreich Tfjahn, das Königreich der Hochelfen. Sein Bruder Baradé ist ein Mensch, da ihre Mutter ebenfalls ein Mensch war. Seit ihrem Zerwürfnis befinden sich die Hochelfen und die abtrünnigen Hochelfen, Dunkelelfen genannt, im Krieg. Die Dunkelelfen folgten Baradé in den Karornwald, wo sie ein neues Reich gründeten. Die Drachentöterin ist Dararos direkt unterstellt und liefert ihm Informationen über die Menschen und Deranor den Schrecklichen, den sie vernichten sollte. Dararos kontrolliert als König der Hochelfen den König der Menschen, da die Hochelfen mehr Macht <text:s/>besitzen als die Menschen und der König der Menschen schwächer ist. Sein größtes Interesse liegt darin den Dämonenfürst Gardonar zu vernichten. Daher kämpft er gegen dessen Verbündete, die das Königreich der Menschen angegriffen haben.</text:span><text:bookmark text:name="vyiu7"/><text:bookmark text:name="vyiu8"/> <text:span text:style-name="T5">Er ist ein weiser, mächtiger Magier, ein Herr der Elemente und daher ein ernstzunehmender Gegner. In Kapitel 1: Talras kann man sich nicht interaktiv mit ihm unterhalten, jedoch sieht man ihn in Videosequenzen und kann ihn während der Verteidigung von Talras steuern.</text:span></text:p>
      <text:p text:style-name="P8"><text:span text:style-name="T1"><text:line-break/>Ort</text:span><text:bookmark text:name="vyiu9"/><text:span text:style-name="T1"><text:line-break/></text:span><text:bookmark text:name="vyiu111"/><text:bookmark text:name="vyiu12"/><text:span text:style-name="T4">Der eroberte Außenposten der Orks und Dunkelelfen</text:span></text:p>
      <text:p text:style-name="P8"><text:span text:style-name="T1"><text:line-break/>Tagesablauf</text:span><text:bookmark text:name="vyiu13"/><text:bookmark text:name="vyiu11"/></text:p>
      <text:list xml:id="list8056637729862209226" text:style-name="L1">
        <text:list-item>
          <text:p text:style-name="P6"><text:span text:style-name="T6">Ganzer Tag</text:span> – <text:span text:style-name="T6">Steht beim Thron des Außenpostens und unterhält sich mit der Drachentöterin.</text:span></text:p>
        </text:list-item>
      </text:list>
      <text:p text:style-name="P1"><text:bookmark text:name="vyiu15"/><text:line-break/><text:bookmark text:name="vyiu16"/><text:span text:style-name="T1">Zugehörigkeit</text:span><text:bookmark text:name="vyiu17"/><text:line-break/><text:bookmark text:name="f-85"/><text:span text:style-name="T7">Hochelfen</text:span><text:bookmark text:name="f-855"/></text:p>
      <text:p text:style-name="P1"><text:bookmark text:name="vyiu19"/><text:bookmark text:name="vyiu20"/><text:span text:style-name="T1"><text:line-break/></text:span><text:bookmark text:name="f-856"/><text:span text:style-name="T1">Aufträge<text:line-break/></text:span><text:bookmark text:name="z0dk3"/><text:span text:style-name="T1">-</text:span></text:p>
      <text:p text:style-name="P1"><text:bookmark text:name="vyiu23"/><text:line-break/><text:bookmark text:name="ik9t1"/><text:span text:style-name="T1">Dialog</text:span><text:bookmark text:name="z0dk4"/><text:span text:style-name="T1"><text:line-break/>-</text:span></text:p>
      <text:p text:style-name="P1"><text:bookmark text:name="vyiu53"/><text:line-break/><text:bookmark text:name="adhu1"/><text:span text:style-name="T1">Handel</text:span><text:bookmark text:name="u5nf"/><text:span text:style-name="T1"><text:line-break/>-</text:span></text:p>
      <text:p text:style-name="P1"/>
      <text:p text:style-name="P2"><text:bookmark text:name="j85t"/>Tontexte:</text:p>
      <text:p text:style-name="P3">Diese Texte müssen nur dann definiert werden, wenn der Charakter steuerbar ist, z. B. als Gefährte.</text:p>
      <text:list xml:id="list6408173809913141346" text:style-name="L7">
        <text:list-item>
          <text:p text:style-name="P11">Ja1:<text:bookmark text:name="ov17"/> „<text:span text:style-name="T9">Mein Heer und ich setzen uns in Marsch.“</text:span></text:p>
        </text:list-item>
        <text:list-item>
          <text:p text:style-name="P11">Ja2: „<text:span text:style-name="T9">Vorwärts meine Krieger!“</text:span></text:p>
        </text:list-item>
        <text:list-item>
          <text:p text:style-name="P11">Ja3: „<text:span text:style-name="T9">Wir sind unterwegs.</text:span>“</text:p>
        </text:list-item>
        <text:list-item>
          <text:p text:style-name="P11"><text:bookmark text:name="s.3q"/>JaAngriff1:<text:bookmark text:name="ov170"/> „Für <text:span text:style-name="T8">Tfjahn</text:span>!“</text:p>
        </text:list-item>
        <text:list-item>
          <text:p text:style-name="P11">JaAngriff2: „<text:span text:style-name="T8">Es gibt kein Entkommen!“</text:span></text:p>
        </text:list-item>
        <text:list-item>
          <text:p text:style-name="P11">JaAngriff3: „<text:span text:style-name="T8">Der Tod ist unterwegs!“</text:span></text:p>
        </text:list-item>
        <text:list-item>
          <text:p text:style-name="P11"><text:bookmark text:name="s.3q1"/>Was1:<text:bookmark text:name="rwtp1"/> „<text:span text:style-name="T8">Ihr sprecht mit einem König.“</text:span></text:p>
        </text:list-item>
        <text:list-item>
          <text:p text:style-name="P11">Was2: „<text:span text:style-name="T8">Was wollt Ihr, Mensch?“</text:span></text:p>
        </text:list-item>
        <text:list-item>
          <text:p text:style-name="P11">Was3: „<text:span text:style-name="T8">Die Hochelfen stehen Euch zur Verfügung.</text:span>“</text:p>
        </text:list-item>
        <text:list-item>
          <text:p text:style-name="P11"><text:bookmark text:name="s.3q2"/>Sauer1:</text:p>
        </text:list-item>
        <text:list-item>
          <text:p text:style-name="P7">Tot1: „<text:span text:style-name="T10">Ahhhhh“</text:span></text:p>
        </text:list-item>
      </text:list>
      <text:p text:style-name="P1"/>
      <text:p text:style-name="P9">Gespräch mit der Drachentöterin:</text:p>
      <text:list xml:id="list5639493995298026661" text:style-name="L8">
        <text:list-item>
          <text:p text:style-name="P10">N: <text:span text:style-name="T2">„Du hast deine Befehle, führe sie aus!“</text:span></text:p>
        </text:list-item>
        <text:list-item>
          <text:p text:style-name="P10">N: <text:span text:style-name="T2">„Exzellente Arbeit.“</text:span></text:p>
        </text:list-item>
        <text:list-item>
          <text:p text:style-name="P10">N: <text:span text:style-name="T2">„Wir sollten diesen Außenposten besser befestigen lassen.“</text:span></text:p>
        </text:list-item>
        <text:list-item>
          <text:p text:style-name="P10">N: <text:span text:style-name="T2">„Ich warte darauf, dass die restlichen Truppen eintreff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6-10-31T16:43:27.139000000</meta:creation-date>
    <dc:language>en-US</dc:language>
    <meta:editing-cycles>13</meta:editing-cycles>
    <meta:editing-duration>PT14M11S</meta:editing-duration>
    <dc:date>2016-10-31T16:57:40.528000000</dc:date>
    <meta:document-statistic meta:table-count="0" meta:image-count="0" meta:object-count="0" meta:page-count="1" meta:paragraph-count="26" meta:word-count="318" meta:character-count="2050" meta:non-whitespace-character-count="1765"/>
    <meta:user-defined meta:name="Info 1"/>
    <meta:user-defined meta:name="Info 2"/>
    <meta:user-defined meta:name="Info 3"/>
    <meta:user-defined meta:name="Info 4"/>
    <meta:hyperlink-behaviour office:target-frame-name="_top" xlink:show="replace"/>
  </office:meta>
</office:document-meta>
</file>